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9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Счета источники:</text:p>
          </table:table-cell>
          <table:table-cell table:number-columns-repeated="2"/>
          <table:table-cell office:value-type="string">
            <text:p>Этап 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/>
          <table:table-cell office:value-type="float" office:value="2500">
            <text:p>2500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125">
            <text:p>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table:number-columns-repeated="5" office:value-type="float" office:value="1000">
            <text:p>1000</text:p>
          </table:table-cell>
          <table:table-cell office:value-type="float" office:value="562.5">
            <text:p>56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Счета получатели</text:p>
          </table:table-cell>
          <table:table-cell/>
          <table:table-cell office:value-type="string">
            <text:p>Правило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1" office:value-type="string">
            <text:p>1000 от базы</text:p>
          </table:table-cell>
          <table:table-cell office:value-type="float" office:value="300">
            <text:p>300</text:p>
          </table:table-cell>
          <table:table-cell table:number-columns-repeated="6" office:value-type="float" office:value="1300">
            <text:p>13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table:style-name="ce1" office:value-type="string">
            <text:p>25% от базы</text:p>
          </table:table-cell>
          <table:table-cell table:number-columns-repeated="3" office:value-type="float" office:value="700">
            <text:p>700</text:p>
          </table:table-cell>
          <table:table-cell table:number-columns-repeated="4" office:value-type="float" office:value="1325">
            <text:p>13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0">
            <text:p>450</text:p>
          </table:table-cell>
          <table:table-cell table:style-name="ce1" office:value-type="string">
            <text:p>30% от базы</text:p>
          </table:table-cell>
          <table:table-cell table:number-columns-repeated="2" office:value-type="float" office:value="450">
            <text:p>450</text:p>
          </table:table-cell>
          <table:table-cell table:number-columns-repeated="5" office:value-type="float" office:value="1200">
            <text:p>1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все, что осталось</text:p>
          </table:table-cell>
          <table:table-cell table:number-columns-repeated="4"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562.5">
            <text:p>562,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style-name="ce1" office:value-type="string">
            <text:p>все, что осталось</text:p>
          </table:table-cell>
          <table:table-cell table:number-columns-repeated="6" office:value-type="float" office:value="100">
            <text:p>100</text:p>
          </table:table-cell>
          <table:table-cell office:value-type="float" office:value="662.5">
            <text:p>662,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table:style-name="ce1" office:value-type="string">
            <text:p>2500 от базы</text:p>
          </table:table-cell>
          <table:table-cell table:number-columns-repeated="7" office:value-type="float" office:value="3400">
            <text:p>3400</text:p>
          </table:table-cell>
        </table:table-row>
        <table:table-row table:style-name="ro1">
          <table:table-cell table:number-columns-repeated="2"/>
          <table:table-cell office:value-type="string">
            <text:p>Потоков</text:p>
          </table:table-cell>
          <table:table-cell table:number-columns-repeated="7" office:value-type="float" office:value="1">
            <text:p>1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8.01.2018</text:date>, <text:time>21:01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Проскурин</meta:initial-creator>
    <meta:creation-date>2017-12-16T11:25:56.79</meta:creation-date>
    <dc:date>2018-01-08T21:01:44.71</dc:date>
    <dc:creator>Иван Проскурин</dc:creator>
    <meta:editing-duration>P1DT6H38M19S</meta:editing-duration>
    <meta:editing-cycles>12</meta:editing-cycles>
    <meta:generator>OpenOffice/4.1.4$Win32 OpenOffice.org_project/414m5$Build-9788</meta:generator>
    <meta:document-statistic meta:table-count="3" meta:cell-count="90" meta:object-count="0"/>
  </office:meta>
</office:document-meta>
</file>